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12"/>
    <style:style style:name="ce10" style:family="table-cell" style:parent-style-name="Default" style:data-style-name="N113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9"/>
    <style:style style:name="ce17" style:family="table-cell" style:parent-style-name="Default">
      <style:table-cell-properties fo:background-color="#cccccc" fo:border="0.06pt solid #000000"/>
    </style:style>
    <style:style style:name="ce19" style:family="table-cell" style:parent-style-name="Default" style:data-style-name="N111"/>
    <style:style style:name="ce20" style:family="table-cell" style:parent-style-name="Default" style:data-style-name="N115"/>
    <style:style style:name="ce21" style:family="table-cell" style:parent-style-name="Default" style:data-style-name="N116"/>
    <style:style style:name="ce22" style:family="table-cell" style:parent-style-name="Default" style:data-style-name="N2"/>
    <style:style style:name="ce23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085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Valeurs :</text:p>
          </table:table-cell>
          <table:table-cell/>
          <table:table-cell office:value-type="string" calcext:value-type="string">
            <text:p>V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23" calcext:value-type="float">
            <text:p>4,23</text:p>
          </table:table-cell>
          <table:table-cell/>
          <table:table-cell table:formula="of:=(ABS([.C$13]-[.C2]))/[.C$15]" office:value-type="float" office:value="2.32551598982148" calcext:value-type="float">
            <text:p>2,33</text:p>
          </table:table-cell>
          <table:table-cell/>
          <table:table-cell office:value-type="string" calcext:value-type="string">
            <text:p>4,23 est considérable comme aberrante</text:p>
          </table:table-cell>
        </table:table-row>
        <table:table-row table:style-name="ro1">
          <table:table-cell table:number-columns-repeated="2"/>
          <table:table-cell office:value-type="float" office:value="4.56" calcext:value-type="float">
            <text:p>4,56</text:p>
          </table:table-cell>
          <table:table-cell/>
          <table:table-cell table:formula="of:=(ABS([.C$13]-[.C3]))/[.C$15]" office:value-type="float" office:value="0.180552483681791" calcext:value-type="float">
            <text:p>0,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6" calcext:value-type="float">
            <text:p>4,56</text:p>
          </table:table-cell>
          <table:table-cell/>
          <table:table-cell table:formula="of:=(ABS([.C$13]-[.C4]))/[.C$15]" office:value-type="float" office:value="0.180552483681791" calcext:value-type="float">
            <text:p>0,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6" calcext:value-type="float">
            <text:p>4,56</text:p>
          </table:table-cell>
          <table:table-cell/>
          <table:table-cell table:formula="of:=(ABS([.C$13]-[.C5]))/[.C$15]" office:value-type="float" office:value="0.180552483681791" calcext:value-type="float">
            <text:p>0,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2" calcext:value-type="float">
            <text:p>4,62</text:p>
          </table:table-cell>
          <table:table-cell/>
          <table:table-cell table:formula="of:=(ABS([.C$13]-[.C6]))/[.C$15]" office:value-type="float" office:value="0.209440881070877" calcext:value-type="float">
            <text:p>0,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3" calcext:value-type="float">
            <text:p>4,63</text:p>
          </table:table-cell>
          <table:table-cell/>
          <table:table-cell table:formula="of:=(ABS([.C$13]-[.C7]))/[.C$15]" office:value-type="float" office:value="0.27443977519632" calcext:value-type="float">
            <text:p>0,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3" calcext:value-type="float">
            <text:p>4,63</text:p>
          </table:table-cell>
          <table:table-cell/>
          <table:table-cell table:formula="of:=(ABS([.C$13]-[.C8]))/[.C$15]" office:value-type="float" office:value="0.27443977519632" calcext:value-type="float">
            <text:p>0,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72" calcext:value-type="float">
            <text:p>4,72</text:p>
          </table:table-cell>
          <table:table-cell/>
          <table:table-cell table:formula="of:=(ABS([.C$13]-[.C9]))/[.C$15]" office:value-type="float" office:value="0.859429822325325" calcext:value-type="float">
            <text:p>0,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78" calcext:value-type="float">
            <text:p>4,78</text:p>
          </table:table-cell>
          <table:table-cell/>
          <table:table-cell table:formula="of:=(ABS([.C$13]-[.C10]))/[.C$15]" office:value-type="float" office:value="1.249423187078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yenne =</text:p>
          </table:table-cell>
          <table:table-cell/>
          <table:table-cell office:value-type="string" calcext:value-type="string">
            <text:p>N : </text:p>
          </table:table-cell>
          <table:table-cell office:value-type="string" calcext:value-type="string">
            <text:p>Q :</text:p>
          </table:table-cell>
          <table:table-cell/>
        </table:table-row>
        <table:table-row table:style-name="ro1">
          <table:table-cell table:number-columns-repeated="2"/>
          <table:table-cell table:formula="of:=AVERAGE([.C2:.C10])" office:value-type="float" office:value="4.58777777777778" calcext:value-type="float">
            <text:p>4,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cart-type =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formula="of:=STDEV([.C2:.C10])" office:value-type="float" office:value="0.153848771345255" calcext:value-type="float">
            <text:p>0,1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141" calcext:value-type="float">
            <text:p>1,1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 =</text:p>
          </table:table-cell>
          <table:table-cell office:value-type="string" calcext:value-type="string">
            <text:p>Q = 200Alph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732" calcext:value-type="float">
            <text:p>1,73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1" calcext:value-type="percentage">
            <text:p>10,00 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.994" calcext:value-type="float">
            <text:p>1,9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table:formula="of:=200*[.C18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.212" calcext:value-type="float">
            <text:p>2,2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2" office:value-type="float" office:value="2.395" calcext:value-type="float">
            <text:p>2,3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2" office:value-type="float" office:value="2.547" calcext:value-type="float">
            <text:p>2,5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2" office:value-type="float" office:value="2.677" calcext:value-type="float">
            <text:p>2,677</text:p>
          </table:table-cell>
          <table:table-cell/>
        </table:table-row>
      </table:table>
      <table:table table:name="026" table:style-name="ta1" table:print="false">
        <table:shapes>
          <draw:frame draw:z-index="0" draw:style-name="gr1" draw:text-style-name="P1" svg:width="159.99mm" svg:height="89.99mm" svg:x="198.61mm" svg:y="96.08mm">
            <loext:p/>
            <draw:object draw:notify-on-update-of-ranges="'026'.A17:'026'.A17 '026'.A18:'026'.A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Yi :</text:p>
          </table:table-cell>
          <table:table-cell table:number-columns-repeated="15"/>
        </table:table-row>
        <table:table-row table:style-name="ro1">
          <table:table-cell office:value-type="float" office:value="4.63" calcext:value-type="float">
            <text:p>4,63</text:p>
          </table:table-cell>
          <table:table-cell table:number-columns-repeated="15"/>
        </table:table-row>
        <table:table-row table:style-name="ro1">
          <table:table-cell office:value-type="float" office:value="4.62" calcext:value-type="float">
            <text:p>4,62</text:p>
          </table:table-cell>
          <table:table-cell table:number-columns-repeated="15"/>
        </table:table-row>
        <table:table-row table:style-name="ro1">
          <table:table-cell office:value-type="float" office:value="4.78" calcext:value-type="float">
            <text:p>4,78</text:p>
          </table:table-cell>
          <table:table-cell table:number-columns-repeated="15"/>
        </table:table-row>
        <table:table-row table:style-name="ro1">
          <table:table-cell office:value-type="float" office:value="4.23" calcext:value-type="float">
            <text:p>4,23</text:p>
          </table:table-cell>
          <table:table-cell table:number-columns-repeated="15"/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15"/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15"/>
        </table:table-row>
        <table:table-row table:style-name="ro1">
          <table:table-cell office:value-type="float" office:value="4.63" calcext:value-type="float">
            <text:p>4,63</text:p>
          </table:table-cell>
          <table:table-cell table:number-columns-repeated="15"/>
        </table:table-row>
        <table:table-row table:style-name="ro1">
          <table:table-cell office:value-type="float" office:value="4.72" calcext:value-type="float">
            <text:p>4,72</text:p>
          </table:table-cell>
          <table:table-cell table:number-columns-repeated="15"/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Étape 1 verification des points aberrant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n a que 4,23 est une valeur aberrant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On l'élimine donc de la liste des valeur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Yi :</text:p>
          </table:table-cell>
          <table:table-cell/>
          <table:table-cell office:value-type="string" calcext:value-type="string">
            <text:p>Moyenne de réalisation :</text:p>
          </table:table-cell>
          <table:table-cell table:number-columns-repeated="13"/>
        </table:table-row>
        <table:table-row table:style-name="ro1">
          <table:table-cell office:value-type="float" office:value="4.56" calcext:value-type="float">
            <text:p>4,56</text:p>
          </table:table-cell>
          <table:table-cell/>
          <table:table-cell table:style-name="ce3" table:formula="of:=SUM([.A18:.A25])/8" office:value-type="float" office:value="4.6325" calcext:value-type="float">
            <text:p>4,63</text:p>
          </table:table-cell>
          <table:table-cell table:number-columns-repeated="13"/>
        </table:table-row>
        <table:table-row table:style-name="ro1">
          <table:table-cell office:value-type="float" office:value="4.56" calcext:value-type="float">
            <text:p>4,56</text:p>
          </table:table-cell>
          <table:table-cell/>
          <table:table-cell office:value-type="string" calcext:value-type="string">
            <text:p>Yi – Moy</text:p>
          </table:table-cell>
          <table:table-cell office:value-type="string" calcext:value-type="string">
            <text:p>Pow 2</text:p>
          </table:table-cell>
          <table:table-cell office:value-type="string" calcext:value-type="string">
            <text:p>Somme :</text:p>
          </table:table-cell>
          <table:table-cell office:value-type="string" calcext:value-type="string">
            <text:p>div N-1</text:p>
          </table:table-cell>
          <table:table-cell/>
          <table:table-cell table:style-name="ce13" office:value-type="string" calcext:value-type="string" table:number-columns-spanned="3" table:number-rows-spanned="1">
            <text:p>Écart-type éstimé sur les réalisation :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Écart-type de la valeur moyenne</text:p>
          </table:table-cell>
          <table:covered-table-cell table:number-columns-repeated="2"/>
          <table:table-cell office:value-type="string" calcext:value-type="string">
            <text:p>P =</text:p>
          </table:table-cell>
          <table:table-cell table:style-name="ce13" office:value-type="string" calcext:value-type="string" table:number-columns-spanned="2" table:number-rows-spanned="1">
            <text:p>facteur d'élargissement</text:p>
          </table:table-cell>
          <table:covered-table-cell/>
        </table:table-row>
        <table:table-row table:style-name="ro1">
          <table:table-cell office:value-type="float" office:value="4.56" calcext:value-type="float">
            <text:p>4,56</text:p>
          </table:table-cell>
          <table:table-cell/>
          <table:table-cell table:formula="of:=[.A18]-[.C$18]" office:value-type="float" office:value="-0.0724999999999998" calcext:value-type="float">
            <text:p>-0,07</text:p>
          </table:table-cell>
          <table:table-cell table:style-name="ce2" table:formula="of:=POWER([.C20];2)" office:value-type="float" office:value="0.00525624999999997" calcext:value-type="float">
            <text:p>0,005</text:p>
          </table:table-cell>
          <table:table-cell table:style-name="ce9" table:formula="of:=SUM([.D20:.D27])" office:value-type="float" office:value="0.0453499999999998" calcext:value-type="float">
            <text:p>0,04535</text:p>
          </table:table-cell>
          <table:table-cell table:style-name="ce10" table:formula="of:=[.E20]/7" office:value-type="float" office:value="0.0064785714285714" calcext:value-type="float">
            <text:p>0,006479</text:p>
          </table:table-cell>
          <table:table-cell/>
          <table:table-cell table:style-name="ce9" table:formula="of:=SQRT([.F20])" office:value-type="float" office:value="0.0804895734152654" calcext:value-type="float">
            <text:p>0,08049</text:p>
          </table:table-cell>
          <table:table-cell table:number-columns-repeated="2"/>
          <table:table-cell table:style-name="ce9" table:formula="of:=[.H20]/SQRT(8)" office:value-type="float" office:value="0.0284573615883733" calcext:value-type="float">
            <text:p>0,02846</text:p>
          </table:table-cell>
          <table:table-cell table:number-columns-repeated="2"/>
          <table:table-cell table:style-name="ce1" office:value-type="percentage" office:value="0.95" calcext:value-type="percentage">
            <text:p>95,00 %</text:p>
          </table:table-cell>
          <table:table-cell office:value-type="float" office:value="2.31" calcext:value-type="float">
            <text:p>2,31</text:p>
          </table:table-cell>
          <table:table-cell/>
        </table:table-row>
        <table:table-row table:style-name="ro1">
          <table:table-cell office:value-type="float" office:value="4.62" calcext:value-type="float">
            <text:p>4,62</text:p>
          </table:table-cell>
          <table:table-cell/>
          <table:table-cell table:formula="of:=[.A19]-[.C$18]" office:value-type="float" office:value="-0.0724999999999998" calcext:value-type="float">
            <text:p>-0,07</text:p>
          </table:table-cell>
          <table:table-cell table:style-name="ce2" table:formula="of:=POWER([.C21];2)" office:value-type="float" office:value="0.00525624999999997" calcext:value-type="float">
            <text:p>0,005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4.63" calcext:value-type="float">
            <text:p>4,63</text:p>
          </table:table-cell>
          <table:table-cell/>
          <table:table-cell table:formula="of:=[.A20]-[.C$18]" office:value-type="float" office:value="-0.0724999999999998" calcext:value-type="float">
            <text:p>-0,07</text:p>
          </table:table-cell>
          <table:table-cell table:style-name="ce2" table:formula="of:=POWER([.C22];2)" office:value-type="float" office:value="0.00525624999999997" calcext:value-type="float">
            <text:p>0,005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4.63" calcext:value-type="float">
            <text:p>4,63</text:p>
          </table:table-cell>
          <table:table-cell/>
          <table:table-cell table:formula="of:=[.A21]-[.C$18]" office:value-type="float" office:value="-0.0125000000000002" calcext:value-type="float">
            <text:p>-0,01</text:p>
          </table:table-cell>
          <table:table-cell table:style-name="ce2" table:formula="of:=POWER([.C23];2)" office:value-type="float" office:value="0.000156250000000004" calcext:value-type="float">
            <text:p>0,000</text:p>
          </table:table-cell>
          <table:table-cell table:style-name="ce2"/>
          <table:table-cell table:number-columns-repeated="9"/>
          <table:table-cell table:style-name="ce13" office:value-type="string" calcext:value-type="string" table:number-columns-spanned="2" table:number-rows-spanned="1">
            <text:p>Incertitude élargie :</text:p>
          </table:table-cell>
          <table:covered-table-cell/>
        </table:table-row>
        <table:table-row table:style-name="ro1">
          <table:table-cell office:value-type="float" office:value="4.72" calcext:value-type="float">
            <text:p>4,72</text:p>
          </table:table-cell>
          <table:table-cell/>
          <table:table-cell table:formula="of:=[.A22]-[.C$18]" office:value-type="float" office:value="-0.00250000000000039" calcext:value-type="float">
            <text:p>0</text:p>
          </table:table-cell>
          <table:table-cell table:style-name="ce2" table:formula="of:=POWER([.C24];2)" office:value-type="float" office:value="0.00000625000000000196" calcext:value-type="float">
            <text:p>0,000</text:p>
          </table:table-cell>
          <table:table-cell table:style-name="ce2"/>
          <table:table-cell table:number-columns-repeated="9"/>
          <table:table-cell table:style-name="ce9" table:formula="of:=[.O20]*[.K20]" office:value-type="float" office:value="0.0657365052691424" calcext:value-type="float">
            <text:p>0,06574</text:p>
          </table:table-cell>
          <table:table-cell/>
        </table:table-row>
        <table:table-row table:style-name="ro1">
          <table:table-cell office:value-type="float" office:value="4.78" calcext:value-type="float">
            <text:p>4,78</text:p>
          </table:table-cell>
          <table:table-cell/>
          <table:table-cell table:formula="of:=[.A23]-[.C$18]" office:value-type="float" office:value="-0.00250000000000039" calcext:value-type="float">
            <text:p>0</text:p>
          </table:table-cell>
          <table:table-cell table:style-name="ce2" table:formula="of:=POWER([.C25];2)" office:value-type="float" office:value="0.00000625000000000196" calcext:value-type="float">
            <text:p>0,000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4"/>
          <table:table-cell/>
          <table:table-cell table:formula="of:=[.A24]-[.C$18]" office:value-type="float" office:value="0.0874999999999995" calcext:value-type="float">
            <text:p>0,09</text:p>
          </table:table-cell>
          <table:table-cell table:style-name="ce2" table:formula="of:=POWER([.C26];2)" office:value-type="float" office:value="0.00765624999999991" calcext:value-type="float">
            <text:p>0,008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Default"/>
          <table:table-cell/>
          <table:table-cell table:formula="of:=[.A25]-[.C$18]" office:value-type="float" office:value="0.1475" calcext:value-type="float">
            <text:p>0,15</text:p>
          </table:table-cell>
          <table:table-cell table:style-name="ce2" table:formula="of:=POWER([.C27];2)" office:value-type="float" office:value="0.02175625" calcext:value-type="float">
            <text:p>0,022</text:p>
          </table:table-cell>
          <table:table-cell table:style-name="ce2"/>
          <table:table-cell table:number-columns-repeated="9"/>
          <table:table-cell office:value-type="string" calcext:value-type="string">
            <text:p>Valeur min :</text:p>
          </table:table-cell>
          <table:table-cell/>
        </table:table-row>
        <table:table-row table:style-name="ro1">
          <table:table-cell table:style-name="Default"/>
          <table:table-cell table:number-columns-repeated="13"/>
          <table:table-cell table:formula="of:=[.C18]-[.O24]" office:value-type="float" office:value="4.56676349473086" calcext:value-type="float">
            <text:p>4,57</text:p>
          </table:table-cell>
          <table:table-cell/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Valeur max :</text:p>
          </table:table-cell>
          <table:table-cell/>
        </table:table-row>
        <table:table-row table:style-name="ro1">
          <table:table-cell table:style-name="Default"/>
          <table:table-cell table:number-columns-repeated="13"/>
          <table:table-cell table:formula="of:=[.C18]+[.O24]" office:value-type="float" office:value="4.69823650526914" calcext:value-type="float">
            <text:p>4,7</text:p>
          </table:table-cell>
          <table:table-cell/>
        </table:table-row>
      </table:table>
      <table:table table:name="027" table:style-name="ta1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2" table:default-cell-style-name="Default"/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3" table:number-columns-spanned="3" table:number-rows-spanned="1"/>
          <table:covered-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3" table:number-columns-spanned="3" table:number-rows-spanned="1"/>
          <table:covered-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3" table:number-columns-spanned="3" table:number-rows-spanned="1"/>
          <table:covered-table-cell table:number-columns-repeated="2"/>
          <table:table-cell table:style-name="ce13" table:number-columns-spanned="3" table:number-rows-spanned="1"/>
          <table:covered-table-cell table:number-columns-repeated="2"/>
          <table:table-cell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9"/>
          <table:table-cell table:style-name="ce10"/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9"/>
          <table:table-cell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Yi :</text:p>
          </table:table-cell>
          <table:table-cell/>
          <table:table-cell office:value-type="string" calcext:value-type="string">
            <text:p>Moyenne de réalisation :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4.56" calcext:value-type="float">
            <text:p>4,56</text:p>
          </table:table-cell>
          <table:table-cell/>
          <table:table-cell table:style-name="ce3" table:formula="of:=SUM([.A18:.A28])/11" office:value-type="float" office:value="4.62090909090909" calcext:value-type="float">
            <text:p>4,62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4.56" calcext:value-type="float">
            <text:p>4,56</text:p>
          </table:table-cell>
          <table:table-cell/>
          <table:table-cell office:value-type="string" calcext:value-type="string">
            <text:p>Yi – Moy</text:p>
          </table:table-cell>
          <table:table-cell table:style-name="Default" office:value-type="string" calcext:value-type="string">
            <text:p>Pow 2</text:p>
          </table:table-cell>
          <table:table-cell office:value-type="string" calcext:value-type="string">
            <text:p>Somme :</text:p>
          </table:table-cell>
          <table:table-cell office:value-type="string" calcext:value-type="string">
            <text:p>div N-1</text:p>
          </table:table-cell>
          <table:table-cell/>
          <table:table-cell table:style-name="ce13" office:value-type="string" calcext:value-type="string" table:number-columns-spanned="3" table:number-rows-spanned="1">
            <text:p>Écart-type éstimé sur les réalisation :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Écart-type de la valeur moyenne</text:p>
          </table:table-cell>
          <table:covered-table-cell table:number-columns-repeated="2"/>
          <table:table-cell office:value-type="string" calcext:value-type="string">
            <text:p>P =</text:p>
          </table:table-cell>
          <table:table-cell table:style-name="ce13" office:value-type="string" calcext:value-type="string" table:number-columns-spanned="2" table:number-rows-spanned="1">
            <text:p>facteur d'élargissement</text:p>
          </table:table-cell>
          <table:covered-table-cell/>
        </table:table-row>
        <table:table-row table:style-name="ro1">
          <table:table-cell office:value-type="float" office:value="4.56" calcext:value-type="float">
            <text:p>4,56</text:p>
          </table:table-cell>
          <table:table-cell/>
          <table:table-cell table:formula="of:=[.A18]-[.C$18]" office:value-type="float" office:value="-0.0609090909090915" calcext:value-type="float">
            <text:p>-0,06</text:p>
          </table:table-cell>
          <table:table-cell table:formula="of:=POWER([.C20];2)" office:value-type="float" office:value="0.00370991735537197" calcext:value-type="float">
            <text:p>0,004</text:p>
          </table:table-cell>
          <table:table-cell table:style-name="ce9" table:formula="of:=SUM([.D20:.D30])" office:value-type="float" office:value="0.0788909090909089" calcext:value-type="float">
            <text:p>0,07889</text:p>
          </table:table-cell>
          <table:table-cell table:style-name="ce10" table:formula="of:=[.E20]/10" office:value-type="float" office:value="0.00788909090909089" calcext:value-type="float">
            <text:p>0,007889</text:p>
          </table:table-cell>
          <table:table-cell/>
          <table:table-cell table:style-name="ce9" table:formula="of:=SQRT([.F20])" office:value-type="float" office:value="0.0888205545416763" calcext:value-type="float">
            <text:p>0,08882</text:p>
          </table:table-cell>
          <table:table-cell table:number-columns-repeated="2"/>
          <table:table-cell table:style-name="ce9" table:formula="of:=[.H20]/SQRT(11)" office:value-type="float" office:value="0.0267804048260034" calcext:value-type="float">
            <text:p>0,02678</text:p>
          </table:table-cell>
          <table:table-cell table:number-columns-repeated="2"/>
          <table:table-cell table:style-name="ce1" office:value-type="percentage" office:value="0.95" calcext:value-type="percentage">
            <text:p>95,00 %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float" office:value="4.62" calcext:value-type="float">
            <text:p>4,62</text:p>
          </table:table-cell>
          <table:table-cell/>
          <table:table-cell table:formula="of:=[.A19]-[.C$18]" office:value-type="float" office:value="-0.0609090909090915" calcext:value-type="float">
            <text:p>-0,06</text:p>
          </table:table-cell>
          <table:table-cell table:formula="of:=POWER([.C21];2)" office:value-type="float" office:value="0.00370991735537197" calcext:value-type="float">
            <text:p>0,004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4.63" calcext:value-type="float">
            <text:p>4,63</text:p>
          </table:table-cell>
          <table:table-cell/>
          <table:table-cell table:formula="of:=[.A20]-[.C$18]" office:value-type="float" office:value="-0.0609090909090915" calcext:value-type="float">
            <text:p>-0,06</text:p>
          </table:table-cell>
          <table:table-cell table:formula="of:=POWER([.C22];2)" office:value-type="float" office:value="0.00370991735537197" calcext:value-type="float">
            <text:p>0,004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4.63" calcext:value-type="float">
            <text:p>4,63</text:p>
          </table:table-cell>
          <table:table-cell/>
          <table:table-cell table:formula="of:=[.A21]-[.C$18]" office:value-type="float" office:value="-0.000909090909091859" calcext:value-type="float">
            <text:p>0</text:p>
          </table:table-cell>
          <table:table-cell table:formula="of:=POWER([.C23];2)" office:value-type="float" office:value="0.000000826446280993462" calcext:value-type="float">
            <text:p>0,000</text:p>
          </table:table-cell>
          <table:table-cell table:style-name="ce2"/>
          <table:table-cell table:number-columns-repeated="9"/>
          <table:table-cell table:style-name="ce13" office:value-type="string" calcext:value-type="string" table:number-columns-spanned="2" table:number-rows-spanned="1">
            <text:p>Incertitude élargie :</text:p>
          </table:table-cell>
          <table:covered-table-cell/>
        </table:table-row>
        <table:table-row table:style-name="ro1">
          <table:table-cell office:value-type="float" office:value="4.72" calcext:value-type="float">
            <text:p>4,72</text:p>
          </table:table-cell>
          <table:table-cell/>
          <table:table-cell table:formula="of:=[.A22]-[.C$18]" office:value-type="float" office:value="0.00909090909090793" calcext:value-type="float">
            <text:p>0,01</text:p>
          </table:table-cell>
          <table:table-cell table:formula="of:=POWER([.C24];2)" office:value-type="float" office:value="0.0000826446280991524" calcext:value-type="float">
            <text:p>0,000</text:p>
          </table:table-cell>
          <table:table-cell table:style-name="ce2"/>
          <table:table-cell table:number-columns-repeated="9"/>
          <table:table-cell table:style-name="ce9" table:formula="of:=[.O20]*[.K20]" office:value-type="float" office:value="0.0589168906172075" calcext:value-type="float">
            <text:p>0,05892</text:p>
          </table:table-cell>
          <table:table-cell/>
        </table:table-row>
        <table:table-row table:style-name="ro1">
          <table:table-cell office:value-type="float" office:value="4.78" calcext:value-type="float">
            <text:p>4,78</text:p>
          </table:table-cell>
          <table:table-cell/>
          <table:table-cell table:formula="of:=[.A23]-[.C$18]" office:value-type="float" office:value="0.00909090909090793" calcext:value-type="float">
            <text:p>0,01</text:p>
          </table:table-cell>
          <table:table-cell table:formula="of:=POWER([.C25];2)" office:value-type="float" office:value="0.0000826446280991524" calcext:value-type="float">
            <text:p>0,000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4.65" calcext:value-type="float">
            <text:p>4,65</text:p>
          </table:table-cell>
          <table:table-cell/>
          <table:table-cell table:formula="of:=[.A24]-[.C$18]" office:value-type="float" office:value="0.0990909090909078" calcext:value-type="float">
            <text:p>0,1</text:p>
          </table:table-cell>
          <table:table-cell table:formula="of:=POWER([.C26];2)" office:value-type="float" office:value="0.00981900826446255" calcext:value-type="float">
            <text:p>0,010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4.45" calcext:value-type="float">
            <text:p>4,45</text:p>
          </table:table-cell>
          <table:table-cell/>
          <table:table-cell table:formula="of:=[.A25]-[.C$18]" office:value-type="float" office:value="0.159090909090908" calcext:value-type="float">
            <text:p>0,16</text:p>
          </table:table-cell>
          <table:table-cell table:formula="of:=POWER([.C27];2)" office:value-type="float" office:value="0.0253099173553716" calcext:value-type="float">
            <text:p>0,025</text:p>
          </table:table-cell>
          <table:table-cell table:style-name="ce2"/>
          <table:table-cell table:number-columns-repeated="9"/>
          <table:table-cell office:value-type="string" calcext:value-type="string">
            <text:p>Valeur min :</text:p>
          </table:table-cell>
          <table:table-cell/>
        </table:table-row>
        <table:table-row table:style-name="ro1">
          <table:table-cell table:style-name="Default" office:value-type="float" office:value="4.67" calcext:value-type="float">
            <text:p>4,67</text:p>
          </table:table-cell>
          <table:table-cell/>
          <table:table-cell table:formula="of:=[.A26]-[.C$18]" office:value-type="float" office:value="0.0290909090909084" calcext:value-type="float">
            <text:p>0,03</text:p>
          </table:table-cell>
          <table:table-cell table:formula="of:=POWER([.C28];2)" office:value-type="float" office:value="0.000846280991735496" calcext:value-type="float">
            <text:p>0,001</text:p>
          </table:table-cell>
          <table:table-cell table:number-columns-repeated="10"/>
          <table:table-cell table:formula="of:=[.C18]-[.O24]" office:value-type="float" office:value="4.56199220029188" calcext:value-type="float">
            <text:p>4,56</text:p>
          </table:table-cell>
          <table:table-cell/>
        </table:table-row>
        <table:table-row table:style-name="ro1">
          <table:table-cell table:style-name="Default"/>
          <table:table-cell/>
          <table:table-cell table:formula="of:=[.A27]-[.C$18]" office:value-type="float" office:value="-0.170909090909092" calcext:value-type="float">
            <text:p>-0,17</text:p>
          </table:table-cell>
          <table:table-cell table:formula="of:=POWER([.C29];2)" office:value-type="float" office:value="0.0292099173553722" calcext:value-type="float">
            <text:p>0,029</text:p>
          </table:table-cell>
          <table:table-cell table:number-columns-repeated="10"/>
          <table:table-cell office:value-type="string" calcext:value-type="string">
            <text:p>Valeur max :</text:p>
          </table:table-cell>
          <table:table-cell/>
        </table:table-row>
        <table:table-row table:style-name="ro1">
          <table:table-cell table:style-name="Default"/>
          <table:table-cell/>
          <table:table-cell table:formula="of:=[.A28]-[.C$18]" office:value-type="float" office:value="0.049090909090908" calcext:value-type="float">
            <text:p>0,05</text:p>
          </table:table-cell>
          <table:table-cell table:formula="of:=POWER([.C30];2)" office:value-type="float" office:value="0.00240991735537179" calcext:value-type="float">
            <text:p>0,002</text:p>
          </table:table-cell>
          <table:table-cell table:number-columns-repeated="3"/>
          <table:table-cell office:value-type="string" calcext:value-type="string">
            <text:p>Delta % </text:p>
          </table:table-cell>
          <table:table-cell table:number-columns-repeated="6"/>
          <table:table-cell table:formula="of:=[.C18]+[.O24]" office:value-type="float" office:value="4.6798259815263" calcext:value-type="float">
            <text:p>4,6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+1</text:p>
          </table:table-cell>
          <table:table-cell table:formula="of:=([.O24]-[.K20])/[.O24]" office:value-type="float" office:value="0.545454545454545" calcext:value-type="float">
            <text:p>0,55</text:p>
          </table:table-cell>
          <table:table-cell table:number-columns-repeated="8"/>
        </table:table-row>
      </table:table>
      <table:table table:name="043" table:style-name="ta1">
        <table:table-column table:style-name="co2" table:number-columns-repeated="6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Valeurs :</text:p>
          </table:table-cell>
          <table:table-cell/>
          <table:table-cell office:value-type="string" calcext:value-type="string">
            <text:p>V 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2" calcext:value-type="float">
            <text:p>1,22</text:p>
          </table:table-cell>
          <table:table-cell/>
          <table:table-cell table:formula="of:=(ABS([.C$13]-[.C2]))/[.C$15]" office:value-type="float" office:value="0.86374338294366" calcext:value-type="float">
            <text:p>0,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2" calcext:value-type="float">
            <text:p>1,22</text:p>
          </table:table-cell>
          <table:table-cell/>
          <table:table-cell table:formula="of:=(ABS([.C$13]-[.C3]))/[.C$15]" office:value-type="float" office:value="0.86374338294366" calcext:value-type="float">
            <text:p>0,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3" calcext:value-type="float">
            <text:p>1,23</text:p>
          </table:table-cell>
          <table:table-cell/>
          <table:table-cell table:formula="of:=(ABS([.C$13]-[.C4]))/[.C$15]" office:value-type="float" office:value="0.479857434968703" calcext:value-type="float">
            <text:p>0,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3" calcext:value-type="float">
            <text:p>1,23</text:p>
          </table:table-cell>
          <table:table-cell/>
          <table:table-cell table:formula="of:=(ABS([.C$13]-[.C5]))/[.C$15]" office:value-type="float" office:value="0.479857434968703" calcext:value-type="float">
            <text:p>0,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4" calcext:value-type="float">
            <text:p>1,24</text:p>
          </table:table-cell>
          <table:table-cell/>
          <table:table-cell table:formula="of:=(ABS([.C$13]-[.C6]))/[.C$15]" office:value-type="float" office:value="0.0959714869937457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5" calcext:value-type="float">
            <text:p>1,25</text:p>
          </table:table-cell>
          <table:table-cell/>
          <table:table-cell table:formula="of:=(ABS([.C$13]-[.C7]))/[.C$15]" office:value-type="float" office:value="0.287914460981212" calcext:value-type="float">
            <text:p>0,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5" calcext:value-type="float">
            <text:p>1,25</text:p>
          </table:table-cell>
          <table:table-cell/>
          <table:table-cell table:formula="of:=(ABS([.C$13]-[.C8]))/[.C$15]" office:value-type="float" office:value="0.287914460981212" calcext:value-type="float">
            <text:p>0,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3" calcext:value-type="float">
            <text:p>1,3</text:p>
          </table:table-cell>
          <table:table-cell/>
          <table:table-cell table:formula="of:=(ABS([.C$13]-[.C9]))/[.C$15]" office:value-type="float" office:value="2.207344200856" calcext:value-type="float">
            <text:p>2,21</text:p>
          </table:table-cell>
          <table:table-cell/>
          <table:table-cell table:style-name="ce13" office:value-type="string" calcext:value-type="string" table:number-columns-spanned="2" table:number-rows-spanned="1">
            <text:p>1,3 est aberrant</text:p>
          </table:table-cell>
          <table:covered-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yenne =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C2:.C9])" office:value-type="float" office:value="1.2425" calcext:value-type="float">
            <text:p>1,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cart-type =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formula="of:=STDEV([.C2:.C9])" office:value-type="float" office:value="0.0260494036125864" calcext:value-type="float">
            <text:p>0,03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pha =</text:p>
          </table:table-cell>
          <table:table-cell office:value-type="string" calcext:value-type="string">
            <text:p>Q = 200Alpha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percentage" office:value="0.05" calcext:value-type="percentage">
            <text:p>5,00 %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5" calcext:value-type="float">
            <text:p>0,05</text:p>
          </table:table-cell>
          <table:table-cell table:formula="of:=200*[.C18]" office:value-type="float" office:value="10" calcext:value-type="float">
            <text:p>10</text:p>
          </table:table-cell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Yi-moy : </text:p>
          </table:table-cell>
          <table:table-cell/>
          <table:table-cell table:style-name="ce13" office:value-type="string" calcext:value-type="string" table:number-columns-spanned="2" table:number-rows-spanned="1">
            <text:p>Valeur moyenne :</text:p>
          </table:table-cell>
          <table:covered-table-cell/>
          <table:table-cell table:formula="of:=AVERAGE([.C2:.C8])" office:value-type="float" office:value="1.23428571428571" calcext:value-type="float">
            <text:p>1,23</text:p>
          </table:table-cell>
          <table:table-cell table:style-name="ce2"/>
          <table:table-cell table:number-columns-repeated="2"/>
        </table:table-row>
        <table:table-row table:style-name="ro1">
          <table:table-cell table:formula="of:=[.C2]-[.E$21]" office:value-type="float" office:value="-0.0142857142857145" calcext:value-type="float">
            <text:p>-0,01</text:p>
          </table:table-cell>
          <table:table-cell/>
          <table:table-cell table:style-name="ce13" office:value-type="string" calcext:value-type="string" table:number-columns-spanned="2" table:number-rows-spanned="1">
            <text:p>Ecart-type =</text:p>
          </table:table-cell>
          <table:covered-table-cell/>
          <table:table-cell table:formula="of:=SQRT(SUMSQ([.A22:.A29])/7)" office:value-type="float" office:value="0.0274897277395636" calcext:value-type="float">
            <text:p>0,03</text:p>
          </table:table-cell>
          <table:table-cell table:number-columns-repeated="3"/>
        </table:table-row>
        <table:table-row table:style-name="ro1">
          <table:table-cell table:formula="of:=[.C3]-[.E$21]" office:value-type="float" office:value="-0.0142857142857145" calcext:value-type="float">
            <text:p>-0,01</text:p>
          </table:table-cell>
          <table:table-cell/>
          <table:table-cell table:style-name="ce13" office:value-type="string" calcext:value-type="string" table:number-columns-spanned="2" table:number-rows-spanned="1">
            <text:p>incertitude type =</text:p>
          </table:table-cell>
          <table:covered-table-cell/>
          <table:table-cell table:formula="of:=[.E22]/SQRT(8)" office:value-type="float" office:value="0.00971908644880869" calcext:value-type="float">
            <text:p>0,01</text:p>
          </table:table-cell>
          <table:table-cell table:number-columns-repeated="3"/>
        </table:table-row>
        <table:table-row table:style-name="ro1">
          <table:table-cell table:formula="of:=[.C4]-[.E$21]" office:value-type="float" office:value="-0.00428571428571445" calcext:value-type="float">
            <text:p>0</text:p>
          </table:table-cell>
          <table:table-cell/>
          <table:table-cell table:style-name="ce13" office:value-type="string" calcext:value-type="string" table:number-columns-spanned="2" table:number-rows-spanned="1">
            <text:p>Coef = </text:p>
          </table:table-cell>
          <table:covered-table-cell/>
          <table:table-cell office:value-type="float" office:value="1.89" calcext:value-type="float">
            <text:p>1,89</text:p>
          </table:table-cell>
          <table:table-cell table:number-columns-repeated="3"/>
        </table:table-row>
        <table:table-row table:style-name="ro1">
          <table:table-cell table:formula="of:=[.C5]-[.E$21]" office:value-type="float" office:value="-0.00428571428571445" calcext:value-type="float">
            <text:p>0</text:p>
          </table:table-cell>
          <table:table-cell/>
          <table:table-cell table:style-name="ce13" office:value-type="string" calcext:value-type="string" table:number-columns-spanned="2" table:number-rows-spanned="1">
            <text:p>incertitude elargie =</text:p>
          </table:table-cell>
          <table:covered-table-cell/>
          <table:table-cell table:style-name="ce9" table:formula="of:=[.E24]*[.E23]" office:value-type="float" office:value="0.0183690733882484" calcext:value-type="float">
            <text:p>0,01837</text:p>
          </table:table-cell>
          <table:table-cell table:number-columns-repeated="3"/>
        </table:table-row>
        <table:table-row table:style-name="ro1">
          <table:table-cell table:formula="of:=[.C6]-[.E$21]" office:value-type="float" office:value="0.00571428571428556" calcext:value-type="float">
            <text:p>0,01</text:p>
          </table:table-cell>
          <table:table-cell table:number-columns-repeated="7"/>
        </table:table-row>
        <table:table-row table:style-name="ro1">
          <table:table-cell table:formula="of:=[.C7]-[.E$21]" office:value-type="float" office:value="0.0157142857142856" calcext:value-type="float">
            <text:p>0,02</text:p>
          </table:table-cell>
          <table:table-cell table:number-columns-repeated="3"/>
          <table:table-cell office:value-type="string" calcext:value-type="string">
            <text:p>Valeurs : </text:p>
          </table:table-cell>
          <table:table-cell table:number-columns-repeated="3"/>
        </table:table-row>
        <table:table-row table:style-name="ro1">
          <table:table-cell table:formula="of:=[.C8]-[.E$21]" office:value-type="float" office:value="0.0157142857142856" calcext:value-type="float">
            <text:p>0,02</text:p>
          </table:table-cell>
          <table:table-cell table:number-columns-repeated="3"/>
          <table:table-cell office:value-type="string" calcext:value-type="string">
            <text:p>Min :</text:p>
          </table:table-cell>
          <table:table-cell table:style-name="ce2" table:formula="of:=[.E21]-[.E25]" office:value-type="float" office:value="1.21591664089747" calcext:value-type="float">
            <text:p>1,216</text:p>
          </table:table-cell>
          <table:table-cell table:number-columns-repeated="2"/>
        </table:table-row>
        <table:table-row table:style-name="ro1">
          <table:table-cell table:formula="of:=[.C9]-[.E$21]" office:value-type="float" office:value="0.0657142857142856" calcext:value-type="float">
            <text:p>0,07</text:p>
          </table:table-cell>
          <table:table-cell table:number-columns-repeated="3"/>
          <table:table-cell office:value-type="string" calcext:value-type="string">
            <text:p>Max :</text:p>
          </table:table-cell>
          <table:table-cell table:style-name="ce2" table:formula="of:=[.E21]+[.E25]" office:value-type="float" office:value="1.25265478767396" calcext:value-type="float">
            <text:p>1,253</text:p>
          </table:table-cell>
          <table:table-cell table:number-columns-repeated="2"/>
        </table:table-row>
      </table:table>
      <table:table table:name="030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Valeurs :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8" calcext:value-type="float">
            <text:p>1,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43" calcext:value-type="float">
            <text:p>1,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yenne : </text:p>
          </table:table-cell>
          <table:table-cell table:formula="of:=AVERAGE([.C2:.C7])" office:value-type="float" office:value="1.31666666666667" calcext:value-type="float">
            <text:p>1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art-type :</text:p>
          </table:table-cell>
          <table:table-cell table:formula="of:=SQRT(SUMSQ([.E11:.E16]))" office:value-type="float" office:value="0.243994535457935" calcext:value-type="float">
            <text:p>0,24</text:p>
          </table:table-cell>
          <table:table-cell/>
          <table:table-cell office:value-type="string" calcext:value-type="string">
            <text:p>diff val-moy :</text:p>
          </table:table-cell>
        </table:table-row>
        <table:table-row table:style-name="ro1">
          <table:table-cell/>
          <table:table-cell office:value-type="string" calcext:value-type="string">
            <text:p>Ecart-type M :</text:p>
          </table:table-cell>
          <table:table-cell table:style-name="ce14" table:formula="of:=[.C10]/SQRT(6)" office:value-type="float" office:value="0.0996103519832262" calcext:value-type="float">
            <text:p>0,1</text:p>
          </table:table-cell>
          <table:table-cell/>
          <table:table-cell table:formula="of:=[.C2]-[.C$9]" office:value-type="float" office:value="-0.136666666666667" calcext:value-type="float">
            <text:p>-0,14</text:p>
          </table:table-cell>
        </table:table-row>
        <table:table-row table:style-name="ro1">
          <table:table-cell table:number-columns-repeated="4"/>
          <table:table-cell table:formula="of:=[.C3]-[.C$9]" office:value-type="float" office:value="-0.0866666666666667" calcext:value-type="float">
            <text:p>-0,09</text:p>
          </table:table-cell>
        </table:table-row>
        <table:table-row table:style-name="ro1">
          <table:table-cell table:number-columns-repeated="4"/>
          <table:table-cell table:formula="of:=[.C4]-[.C$9]" office:value-type="float" office:value="-0.0466666666666666" calcext:value-type="float">
            <text:p>-0,05</text:p>
          </table:table-cell>
        </table:table-row>
        <table:table-row table:style-name="ro1">
          <table:table-cell table:number-columns-repeated="4"/>
          <table:table-cell table:formula="of:=[.C5]-[.C$9]" office:value-type="float" office:value="0.0233333333333334" calcext:value-type="float">
            <text:p>0,02</text:p>
          </table:table-cell>
        </table:table-row>
        <table:table-row table:style-name="ro1">
          <table:table-cell table:number-columns-repeated="4"/>
          <table:table-cell table:formula="of:=[.C6]-[.C$9]" office:value-type="float" office:value="0.113333333333333" calcext:value-type="float">
            <text:p>0,11</text:p>
          </table:table-cell>
        </table:table-row>
        <table:table-row table:style-name="ro1">
          <table:table-cell table:number-columns-repeated="4"/>
          <table:table-cell table:formula="of:=[.C7]-[.C$9]" office:value-type="float" office:value="0.133333333333333" calcext:value-type="float">
            <text:p>0,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 =</text:p>
          </table:table-cell>
          <table:table-cell table:style-name="ce1" office:value-type="percentage" office:value="0.9" calcext:value-type="percentage">
            <text:p>9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ef :</text:p>
          </table:table-cell>
          <table:table-cell office:value-type="float" office:value="2.02" calcext:value-type="float">
            <text:p>2,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ta :</text:p>
          </table:table-cell>
          <table:table-cell table:style-name="ce9" table:formula="of:=[.C19]*[.C11]" office:value-type="float" office:value="0.201212911006117" calcext:value-type="float">
            <text:p>0,2012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:</text:p>
          </table:table-cell>
          <table:table-cell office:value-type="string" calcext:value-type="string">
            <text:p>Min :</text:p>
          </table:table-cell>
          <table:table-cell/>
        </table:table-row>
        <table:table-row table:style-name="ro1">
          <table:table-cell table:number-columns-repeated="2"/>
          <table:table-cell table:formula="of:=[.C9]+[.C20]" office:value-type="float" office:value="1.51787957767278" calcext:value-type="float">
            <text:p>1,52</text:p>
          </table:table-cell>
          <table:table-cell table:formula="of:=[.C9]-[.C20]" office:value-type="float" office:value="1.11545375566055" calcext:value-type="float">
            <text:p>1,12</text:p>
          </table:table-cell>
          <table:table-cell/>
        </table:table-row>
      </table:table>
      <table:table table:name="048" table:style-name="ta1"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3" table:number-rows-spanned="1">
            <text:p>Voir convalmoy.ods</text:p>
          </table:table-cell>
          <table:covered-table-cell table:number-columns-repeated="2"/>
        </table:table-row>
      </table:table>
      <table:table table:name="044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 = </text:p>
          </table:table-cell>
          <table:table-cell office:value-type="float" office:value="12.34" calcext:value-type="float">
            <text:p>12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tion =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l'incertidue est de la moitier d'une graduation =&gt;</text:p>
          </table:table-cell>
          <table:covered-table-cell table:number-columns-repeated="3"/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formula="of:=[.B1]-[.E3]" office:value-type="float" office:value="12.33" calcext:value-type="float">
            <text:p>12,33</text:p>
          </table:table-cell>
          <table:table-cell table:formula="of:=[.B1]+[.E3]" office:value-type="float" office:value="12.35" calcext:value-type="float">
            <text:p>12,35</text:p>
          </table:table-cell>
          <table:table-cell table:number-columns-repeated="2"/>
        </table:table-row>
      </table:table>
      <table:table table:name="045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= 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Delta :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B =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Delta 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 =</text:p>
          </table:table-cell>
          <table:table-cell table:style-name="ce14" office:value-type="float" office:value="28" calcext:value-type="float">
            <text:p>28,0</text:p>
          </table:table-cell>
          <table:table-cell office:value-type="string" calcext:value-type="string">
            <text:p>Delta :</text:p>
          </table:table-cell>
          <table:table-cell office:value-type="float" office:value="0.05" calcext:value-type="float">
            <text:p>0,05</text:p>
          </table:table-cell>
        </table:table-row>
      </table:table>
      <table:table table:name="086" table:style-name="ta1">
        <table:shapes>
          <draw:frame draw:z-index="0" draw:style-name="gr1" draw:text-style-name="P1" svg:width="159.99mm" svg:height="89.99mm" svg:x="106.74mm" svg:y="2.33mm">
            <loext:p/>
            <draw:object draw:notify-on-update-of-ranges="'086'.B2:'086'.B10 '086'.C1:'086'.C1 '086'.C2:'086'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 3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1.3" calcext:value-type="float">
            <text:p>1,3</text:p>
          </table:table-cell>
          <table:table-cell table:style-name="ce17" office:value-type="float" office:value="1.19" calcext:value-type="float">
            <text:p>1,19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1.7" calcext:value-type="float">
            <text:p>1,7</text:p>
          </table:table-cell>
          <table:table-cell table:style-name="ce17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1.91" calcext:value-type="float">
            <text:p>1,9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7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3.1" calcext:value-type="float">
            <text:p>3,1</text:p>
          </table:table-cell>
          <table:table-cell table:style-name="ce17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4.3" calcext:value-type="float">
            <text:p>4,3</text:p>
          </table:table-cell>
          <table:table-cell table:style-name="ce17"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4.2" calcext:value-type="float">
            <text:p>4,2</text:p>
          </table:table-cell>
          <table:table-cell table:style-name="ce17" office:value-type="float" office:value="4.22" calcext:value-type="float">
            <text:p>4,22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4.3" calcext:value-type="float">
            <text:p>4,3</text:p>
          </table:table-cell>
          <table:table-cell table:style-name="ce17" office:value-type="float" office:value="4.5" calcext:value-type="float">
            <text:p>4,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igma 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formula="of:=STDEV([.B2:.B10])" office:value-type="float" office:value="1.31222880796165" calcext:value-type="float">
            <text:p>1,31</text:p>
          </table:table-cell>
          <table:table-cell table:formula="of:=STDEV([.C2:.C10])" office:value-type="float" office:value="1.38929038641235" calcext:value-type="float">
            <text:p>1,3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variance :</text:p>
          </table:table-cell>
          <table:table-cell table:formula="of:=COM.MICROSOFT.COVARIANCE.S([.B2:.B10];[.C2:.C10])" office:value-type="float" office:value="1.72663888888889" calcext:value-type="float">
            <text:p>1,7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 table:number-columns-spanned="2" table:number-rows-spanned="1">
            <text:p>coef de regression : </text:p>
          </table:table-cell>
          <table:covered-table-cell/>
          <table:table-cell table:formula="of:=[.B16]/([.B14]*[.C14])" office:value-type="float" office:value="0.947106724116724" calcext:value-type="float">
            <text:p>0,9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 table:number-columns-spanned="2" table:number-rows-spanned="1">
            <text:p>Q :</text:p>
          </table:table-cell>
          <table:covered-table-cell/>
          <table:table-cell table:formula="of:=(((9*9)/2))*([.B14]*[.B14])*([.C14]*[.C14])*(1-([.C18]*[.C18]))" office:value-type="float" office:value="13.86278353125" calcext:value-type="float">
            <text:p>13,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mbda :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office:value-type="string" calcext:value-type="string">
            <text:p>Sigma :</text:p>
          </table:table-cell>
          <table:table-cell table:formula="of:=STDEV(['008'.B2:.B9])" office:value-type="float" office:value="1.35409432041178" calcext:value-type="float">
            <text:p>1,35</text:p>
          </table:table-cell>
          <table:table-cell table:formula="of:=STDEV(['008'.C2:.C9])" office:value-type="float" office:value="1.45573680411575" calcext:value-type="float">
            <text:p>1,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variance</text:p>
          </table:table-cell>
          <table:table-cell table:formula="of:=COM.MICROSOFT.COVARIANCE.S(['008'.B2:.B9];['008'.C2:.C9])" office:value-type="float" office:value="1.96853571428571" calcext:value-type="float">
            <text:p>1,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:</text:p>
          </table:table-cell>
          <table:table-cell table:formula="of:=[.C34]/([.C33]*[.D33])" office:value-type="float" office:value="0.998645892098926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6 :</text:p>
          </table:table-cell>
          <table:table-cell table:formula="of:=(((8*8)/2))*([.C33]*[.C33])*([.D33]*[.D33])*(1-([.C35]*[.C35]))" office:value-type="float" office:value="0.336513632653058" calcext:value-type="float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bda :</text:p>
          </table:table-cell>
          <table:table-cell table:formula="of:=[.C36]/[.C20]" office:value-type="float" office:value="0.0242746077578487" calcext:value-type="float">
            <text:p>0,0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lpha :</text:p>
          </table:table-cell>
          <table:table-cell table:style-name="ce9" office:value-type="float" office:value="0.13133" calcext:value-type="float">
            <text:p>0,1313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on a lambda &lt; Alpha, la valeur est donc aberrante.</text:p>
          </table:table-cell>
          <table:covered-table-cell table:number-columns-repeated="3"/>
        </table:table-row>
      </table:table>
      <table:table table:name="008" table:style-name="ta1">
        <table:shapes>
          <draw:frame draw:z-index="0" draw:style-name="gr1" draw:text-style-name="P1" svg:width="159.97mm" svg:height="90.04mm" svg:x="192.19mm" svg:y="9.3mm">
            <loext:p/>
            <draw:object draw:notify-on-update-of-ranges="'008'.B2:'008'.B9 '008'.C2:'008'.C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*B</text:p>
          </table:table-cell>
          <table:table-cell office:value-type="string" calcext:value-type="string">
            <text:p>A²</text:p>
          </table:table-cell>
          <table:table-cell/>
          <table:table-cell office:value-type="string" calcext:value-type="string">
            <text:p>Ri</text:p>
          </table:table-cell>
          <table:table-cell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4" calcext:value-type="float">
            <text:p>0,84</text:p>
          </table:table-cell>
          <table:table-cell table:style-name="ce17" table:formula="of:=[.B2]*[.C2]" office:value-type="float" office:value="0.84" calcext:value-type="float">
            <text:p>0,84</text:p>
          </table:table-cell>
          <table:table-cell table:style-name="ce17" table:formula="of:=[.B2]*[.B2]" office:value-type="float" office:value="1" calcext:value-type="float">
            <text:p>1</text:p>
          </table:table-cell>
          <table:table-cell/>
          <table:table-cell table:formula="of:=[.C2]-(([.$B$18]*[.B2])+[.$B$19])" office:value-type="float" office:value="0.00836190105181267" calcext:value-type="float">
            <text:p>0,01</text:p>
          </table:table-cell>
          <table:table-cell/>
        </table:table-row>
        <table:table-row table:style-name="ro1">
          <table:table-cell/>
          <table:table-cell table:style-name="ce17" office:value-type="float" office:value="1.3" calcext:value-type="float">
            <text:p>1,3</text:p>
          </table:table-cell>
          <table:table-cell table:style-name="ce17" office:value-type="float" office:value="1.19" calcext:value-type="float">
            <text:p>1,19</text:p>
          </table:table-cell>
          <table:table-cell table:style-name="ce17" table:formula="of:=[.B3]*[.C3]" office:value-type="float" office:value="1.547" calcext:value-type="float">
            <text:p>1,55</text:p>
          </table:table-cell>
          <table:table-cell table:style-name="ce17" table:formula="of:=[.B3]*[.B3]" office:value-type="float" office:value="1.69" calcext:value-type="float">
            <text:p>1,69</text:p>
          </table:table-cell>
          <table:table-cell/>
          <table:table-cell table:formula="of:=[.C3]-(([.$B$18]*[.B3])+[.$B$19])" office:value-type="float" office:value="0.036279703934555" calcext:value-type="float">
            <text:p>0,04</text:p>
          </table:table-cell>
          <table:table-cell/>
        </table:table-row>
        <table:table-row table:style-name="ro1">
          <table:table-cell/>
          <table:table-cell table:style-name="ce17" office:value-type="float" office:value="1.7" calcext:value-type="float">
            <text:p>1,7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table:formula="of:=[.B4]*[.C4]" office:value-type="float" office:value="2.55" calcext:value-type="float">
            <text:p>2,55</text:p>
          </table:table-cell>
          <table:table-cell table:style-name="ce17" table:formula="of:=[.B4]*[.B4]" office:value-type="float" office:value="2.89" calcext:value-type="float">
            <text:p>2,89</text:p>
          </table:table-cell>
          <table:table-cell/>
          <table:table-cell table:formula="of:=[.C4]-(([.$B$18]*[.B4])+[.$B$19])" office:value-type="float" office:value="-0.083163225555122" calcext:value-type="float">
            <text:p>-0,08</text:p>
          </table:table-cell>
          <table:table-cell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91" calcext:value-type="float">
            <text:p>1,91</text:p>
          </table:table-cell>
          <table:table-cell table:style-name="ce17" table:formula="of:=[.B5]*[.C5]" office:value-type="float" office:value="3.82" calcext:value-type="float">
            <text:p>3,82</text:p>
          </table:table-cell>
          <table:table-cell table:style-name="ce17" table:formula="of:=[.B5]*[.B5]" office:value-type="float" office:value="4" calcext:value-type="float">
            <text:p>4</text:p>
          </table:table-cell>
          <table:table-cell/>
          <table:table-cell table:formula="of:=[.C5]-(([.$B$18]*[.B5])+[.$B$19])" office:value-type="float" office:value="0.00475457732762075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table:style-name="ce17" office:value-type="float" office:value="2.5" calcext:value-type="float">
            <text:p>2,5</text:p>
          </table:table-cell>
          <table:table-cell table:style-name="ce17" table:formula="of:=[.B6]*[.C6]" office:value-type="float" office:value="6.25" calcext:value-type="float">
            <text:p>6,25</text:p>
          </table:table-cell>
          <table:table-cell table:style-name="ce17" table:formula="of:=[.B6]*[.B6]" office:value-type="float" office:value="6.25" calcext:value-type="float">
            <text:p>6,25</text:p>
          </table:table-cell>
          <table:table-cell/>
          <table:table-cell table:formula="of:=[.C6]-(([.$B$18]*[.B6])+[.$B$19])" office:value-type="float" office:value="0.0579509154655242" calcext:value-type="float">
            <text:p>0,06</text:p>
          </table:table-cell>
          <table:table-cell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95" calcext:value-type="float">
            <text:p>3,95</text:p>
          </table:table-cell>
          <table:table-cell table:style-name="ce17" table:formula="of:=[.B7]*[.C7]" office:value-type="float" office:value="15.8" calcext:value-type="float">
            <text:p>15,8</text:p>
          </table:table-cell>
          <table:table-cell table:style-name="ce17" table:formula="of:=[.B7]*[.B7]" office:value-type="float" office:value="16" calcext:value-type="float">
            <text:p>16</text:p>
          </table:table-cell>
          <table:table-cell/>
          <table:table-cell table:formula="of:=[.C7]-(([.$B$18]*[.B7])+[.$B$19])" office:value-type="float" office:value="-0.102460070120763" calcext:value-type="float">
            <text:p>-0,1</text:p>
          </table:table-cell>
          <table:table-cell/>
        </table:table-row>
        <table:table-row table:style-name="ro1">
          <table:table-cell/>
          <table:table-cell table:style-name="ce17" office:value-type="float" office:value="4.2" calcext:value-type="float">
            <text:p>4,2</text:p>
          </table:table-cell>
          <table:table-cell table:style-name="ce17" office:value-type="float" office:value="4.22" calcext:value-type="float">
            <text:p>4,22</text:p>
          </table:table-cell>
          <table:table-cell table:style-name="ce17" table:formula="of:=[.B8]*[.C8]" office:value-type="float" office:value="17.724" calcext:value-type="float">
            <text:p>17,72</text:p>
          </table:table-cell>
          <table:table-cell table:style-name="ce17" table:formula="of:=[.B8]*[.B8]" office:value-type="float" office:value="17.64" calcext:value-type="float">
            <text:p>17,64</text:p>
          </table:table-cell>
          <table:table-cell/>
          <table:table-cell table:formula="of:=[.C8]-(([.$B$18]*[.B8])+[.$B$19])" office:value-type="float" office:value="-0.0471815348656026" calcext:value-type="float">
            <text:p>-0,05</text:p>
          </table:table-cell>
          <table:table-cell/>
        </table:table-row>
        <table:table-row table:style-name="ro1">
          <table:table-cell/>
          <table:table-cell table:style-name="ce17" office:value-type="float" office:value="4.3" calcext:value-type="float">
            <text:p>4,3</text:p>
          </table:table-cell>
          <table:table-cell table:style-name="ce17" office:value-type="float" office:value="4.5" calcext:value-type="float">
            <text:p>4,5</text:p>
          </table:table-cell>
          <table:table-cell table:style-name="ce17" table:formula="of:=[.B9]*[.C9]" office:value-type="float" office:value="19.35" calcext:value-type="float">
            <text:p>19,35</text:p>
          </table:table-cell>
          <table:table-cell table:style-name="ce17" table:formula="of:=[.B9]*[.B9]" office:value-type="float" office:value="18.49" calcext:value-type="float">
            <text:p>18,49</text:p>
          </table:table-cell>
          <table:table-cell/>
          <table:table-cell table:formula="of:=[.C9]-(([.$B$18]*[.B9])+[.$B$19])" office:value-type="float" office:value="0.125457732761979" calcext:value-type="float">
            <text:p>0,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mme a*b</text:p>
          </table:table-cell>
          <table:table-cell table:formula="of:=SUM([.D2:.D9])" office:value-type="float" office:value="67.881" calcext:value-type="float">
            <text:p>67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me a</text:p>
          </table:table-cell>
          <table:table-cell table:formula="of:=SUM([.B2:.B9])"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omme Ri² =</text:p>
          </table:table-cell>
          <table:table-cell table:style-name="ce23" table:formula="of:=SUMSQ([.G2:.G9])" office:value-type="float" office:value="0.04014698091157" calcext:value-type="float">
            <text:p>0,0401470</text:p>
          </table:table-cell>
        </table:table-row>
        <table:table-row table:style-name="ro1">
          <table:table-cell office:value-type="string" calcext:value-type="string">
            <text:p>somme b</text:p>
          </table:table-cell>
          <table:table-cell table:formula="of:=SUM([.C2:.C9])" office:value-type="float" office:value="20.61" calcext:value-type="float">
            <text:p>20,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me a²</text:p>
          </table:table-cell>
          <table:table-cell table:formula="of:=SUM([.E2:.E9])" office:value-type="float" office:value="67.96" calcext:value-type="float">
            <text:p>67,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somme a)²</text:p>
          </table:table-cell>
          <table:table-cell table:formula="of:=[.B12]*[.B12]" office:value-type="float" office:value="441" calcext:value-type="float">
            <text:p>44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 =</text:p>
          </table:table-cell>
          <table:table-cell table:style-name="ce9" table:formula="of:=((8*[.B11]) - ([.B12]*[.B13]))/((8*[.B14])-([.B15]))" office:value-type="float" office:value="1.07360732372419" calcext:value-type="float">
            <text:p>1,07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= </text:p>
          </table:table-cell>
          <table:table-cell table:style-name="ce9" table:formula="of:=(([.B13]*[.B14])-([.B11]*[.B12]))/((8*[.B14])-[.B15])" office:value-type="float" office:value="-0.241969224776005" calcext:value-type="float">
            <text:p>-0,2419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gma e)² =</text:p>
          </table:table-cell>
          <table:table-cell table:style-name="ce19" table:formula="of:=[.H12]/6" office:value-type="float" office:value="0.00669116348526166" calcext:value-type="float">
            <text:p>0,0067</text:p>
          </table:table-cell>
          <table:table-cell table:style-name="ce20" table:formula="of:=[.B21]*[.B21]" office:value-type="float" office:value="0.000044771668786499" calcext:value-type="float">
            <text:p>0,000044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table:formula="of:=[.C21]*8" office:value-type="float" office:value="0.000358173350291992" calcext:value-type="float">
            <text:p>0,00035817</text:p>
          </table:table-cell>
          <table:table-cell table:formula="of:=(8*[.B14])-[.B15]" office:value-type="float" office:value="102.68" calcext:value-type="float">
            <text:p>102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 P )²=</text:p>
          </table:table-cell>
          <table:table-cell table:style-name="ce20" table:formula="of:=(([.B21])*8)/((8*[.B14])-[.B15])" office:value-type="float" office:value="0.000521321658376444" calcext:value-type="float">
            <text:p>0,00052132</text:p>
          </table:table-cell>
          <table:table-cell table:style-name="ce21" table:formula="of:=[.C22]/[.D22]" office:value-type="float" office:value="0.00000348824844460452" calcext:value-type="float">
            <text:p>0,000003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 C)² =</text:p>
          </table:table-cell>
          <table:table-cell table:style-name="ce21" table:formula="of:=([.B21]*[.B14])/((8*[.B14])-[.B15])" office:value-type="float" office:value="0.00442862748790789" calcext:value-type="float">
            <text:p>0,00442862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udent </text:p>
          </table:table-cell>
          <table:table-cell office:value-type="float" office:value="2.45" calcext:value-type="float">
            <text:p>2,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ariation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P =</text:p>
          </table:table-cell>
          <table:table-cell table:style-name="ce9" table:formula="of:=[.B26]*SQRT([.B23])" office:value-type="float" office:value="0.0559395500018065" calcext:value-type="float">
            <text:p>0,05594</text:p>
          </table:table-cell>
          <table:table-cell/>
          <table:table-cell table:style-name="ce22" table:formula="of:=[.B18]-[.B28]" office:value-type="float" office:value="1.01766777372239" calcext:value-type="float">
            <text:p>1,02</text:p>
          </table:table-cell>
          <table:table-cell table:style-name="ce22" table:formula="of:=[.B18]" office:value-type="float" office:value="1.07360732372419" calcext:value-type="float">
            <text:p>1,07</text:p>
          </table:table-cell>
          <table:table-cell table:style-name="ce22" table:formula="of:=[.B18]+[.B28]" office:value-type="float" office:value="1.129546873726" calcext:value-type="float">
            <text:p>1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C =</text:p>
          </table:table-cell>
          <table:table-cell table:formula="of:=[.B26]*SQRT([.B24])" office:value-type="float" office:value="0.16304243771536" calcext:value-type="float">
            <text:p>0,16</text:p>
          </table:table-cell>
          <table:table-cell table:number-columns-repeated="2"/>
          <table:table-cell table:style-name="ce9"/>
          <table:table-cell table:number-columns-repeated="3"/>
        </table:table-row>
      </table:table>
      <table:table table:name="007" table:style-name="ta1">
        <table:shapes>
          <draw:frame draw:z-index="0" draw:style-name="gr1" draw:text-style-name="P1" svg:width="159.97mm" svg:height="90.04mm" svg:x="236.52mm" svg:y="12.23mm">
            <loext:p/>
            <draw:object draw:notify-on-update-of-ranges="'007'.B2:'007'.B2 '007'.B3:'007'.B11 '007'.C2:'007'.C2 '007'.C3:'007'.C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a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/>
          <table:table-cell table:formula="of:=[.B3]-[.$C$14]" office:value-type="float" office:value="0.8" calcext:value-type="float">
            <text:p>0,8</text:p>
          </table:table-cell>
          <table:table-cell table:formula="of:=[.C3]-[.$C$15]" office:value-type="float" office:value="0.69" calcext:value-type="float">
            <text:p>0,69</text:p>
          </table:table-cell>
          <table:table-cell table:formula="of:=[.B3]+[.$C$14]" office:value-type="float" office:value="1.2" calcext:value-type="float">
            <text:p>1,2</text:p>
          </table:table-cell>
          <table:table-cell table:formula="of:=[.C3]+[.$C$15]" office:value-type="float" office:value="0.99" calcext:value-type="float">
            <text:p>0,99</text:p>
          </table:table-cell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1.19" calcext:value-type="float">
            <text:p>1,19</text:p>
          </table:table-cell>
          <table:table-cell/>
          <table:table-cell table:formula="of:=[.B4]-[.$C$14]" office:value-type="float" office:value="1.1" calcext:value-type="float">
            <text:p>1,1</text:p>
          </table:table-cell>
          <table:table-cell table:formula="of:=[.C4]-[.$C$15]" office:value-type="float" office:value="1.04" calcext:value-type="float">
            <text:p>1,04</text:p>
          </table:table-cell>
          <table:table-cell table:formula="of:=[.B4]+[.$C$14]" office:value-type="float" office:value="1.5" calcext:value-type="float">
            <text:p>1,5</text:p>
          </table:table-cell>
          <table:table-cell table:formula="of:=[.C4]+[.$C$15]" office:value-type="float" office:value="1.34" calcext:value-type="float">
            <text:p>1,34</text:p>
          </table:table-cell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B5]-[.$C$14]" office:value-type="float" office:value="1.5" calcext:value-type="float">
            <text:p>1,5</text:p>
          </table:table-cell>
          <table:table-cell table:formula="of:=[.C5]-[.$C$15]" office:value-type="float" office:value="1.35" calcext:value-type="float">
            <text:p>1,35</text:p>
          </table:table-cell>
          <table:table-cell table:formula="of:=[.B5]+[.$C$14]" office:value-type="float" office:value="1.9" calcext:value-type="float">
            <text:p>1,9</text:p>
          </table:table-cell>
          <table:table-cell table:formula="of:=[.C5]+[.$C$15]" office:value-type="float" office:value="1.65" calcext:value-type="float">
            <text:p>1,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,91</text:p>
          </table:table-cell>
          <table:table-cell/>
          <table:table-cell table:formula="of:=[.B6]-[.$C$14]" office:value-type="float" office:value="1.8" calcext:value-type="float">
            <text:p>1,8</text:p>
          </table:table-cell>
          <table:table-cell table:formula="of:=[.C6]-[.$C$15]" office:value-type="float" office:value="1.76" calcext:value-type="float">
            <text:p>1,76</text:p>
          </table:table-cell>
          <table:table-cell table:formula="of:=[.B6]+[.$C$14]" office:value-type="float" office:value="2.2" calcext:value-type="float">
            <text:p>2,2</text:p>
          </table:table-cell>
          <table:table-cell table:formula="of:=[.C6]+[.$C$15]" office:value-type="float" office:value="2.06" calcext:value-type="float">
            <text:p>2,06</text:p>
          </table:table-cell>
        </table:table-row>
        <table:table-row table:style-name="ro1">
          <table:table-cell/>
          <table:table-cell table:number-columns-repeated="2" office:value-type="float" office:value="2.5" calcext:value-type="float">
            <text:p>2,5</text:p>
          </table:table-cell>
          <table:table-cell/>
          <table:table-cell table:formula="of:=[.B7]-[.$C$14]" office:value-type="float" office:value="2.3" calcext:value-type="float">
            <text:p>2,3</text:p>
          </table:table-cell>
          <table:table-cell table:formula="of:=[.C7]-[.$C$15]" office:value-type="float" office:value="2.35" calcext:value-type="float">
            <text:p>2,35</text:p>
          </table:table-cell>
          <table:table-cell table:formula="of:=[.B7]+[.$C$14]" office:value-type="float" office:value="2.7" calcext:value-type="float">
            <text:p>2,7</text:p>
          </table:table-cell>
          <table:table-cell table:formula="of:=[.C7]+[.$C$15]" office:value-type="float" office:value="2.65" calcext:value-type="float">
            <text:p>2,6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[.B8]-[.$C$14]" office:value-type="float" office:value="2.8" calcext:value-type="float">
            <text:p>2,8</text:p>
          </table:table-cell>
          <table:table-cell table:formula="of:=[.C8]-[.$C$15]" office:value-type="float" office:value="2.6" calcext:value-type="float">
            <text:p>2,6</text:p>
          </table:table-cell>
          <table:table-cell table:formula="of:=[.B8]+[.$C$14]" office:value-type="float" office:value="3.2" calcext:value-type="float">
            <text:p>3,2</text:p>
          </table:table-cell>
          <table:table-cell table:formula="of:=[.C8]+[.$C$15]" office:value-type="float" office:value="2.9" calcext:value-type="float">
            <text:p>2,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,95</text:p>
          </table:table-cell>
          <table:table-cell/>
          <table:table-cell table:formula="of:=[.B9]-[.$C$14]" office:value-type="float" office:value="3.8" calcext:value-type="float">
            <text:p>3,8</text:p>
          </table:table-cell>
          <table:table-cell table:formula="of:=[.C9]-[.$C$15]" office:value-type="float" office:value="3.8" calcext:value-type="float">
            <text:p>3,8</text:p>
          </table:table-cell>
          <table:table-cell table:formula="of:=[.B9]+[.$C$14]" office:value-type="float" office:value="4.2" calcext:value-type="float">
            <text:p>4,2</text:p>
          </table:table-cell>
          <table:table-cell table:formula="of:=[.C9]+[.$C$15]" office:value-type="float" office:value="4.1" calcext:value-type="float">
            <text:p>4,1</text:p>
          </table:table-cell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4.22" calcext:value-type="float">
            <text:p>4,22</text:p>
          </table:table-cell>
          <table:table-cell/>
          <table:table-cell table:formula="of:=[.B10]-[.$C$14]" office:value-type="float" office:value="4" calcext:value-type="float">
            <text:p>4</text:p>
          </table:table-cell>
          <table:table-cell table:formula="of:=[.C10]-[.$C$15]" office:value-type="float" office:value="4.07" calcext:value-type="float">
            <text:p>4,07</text:p>
          </table:table-cell>
          <table:table-cell table:formula="of:=[.B10]+[.$C$14]" office:value-type="float" office:value="4.4" calcext:value-type="float">
            <text:p>4,4</text:p>
          </table:table-cell>
          <table:table-cell table:formula="of:=[.C10]+[.$C$15]" office:value-type="float" office:value="4.37" calcext:value-type="float">
            <text:p>4,37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B11]-[.$C$14]" office:value-type="float" office:value="4.1" calcext:value-type="float">
            <text:p>4,1</text:p>
          </table:table-cell>
          <table:table-cell table:formula="of:=[.C11]-[.$C$15]" office:value-type="float" office:value="4.35" calcext:value-type="float">
            <text:p>4,35</text:p>
          </table:table-cell>
          <table:table-cell table:formula="of:=[.B11]+[.$C$14]" office:value-type="float" office:value="4.5" calcext:value-type="float">
            <text:p>4,5</text:p>
          </table:table-cell>
          <table:table-cell table:formula="of:=[.C11]+[.$C$15]" office:value-type="float" office:value="4.65" calcext:value-type="float">
            <text:p>4,6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elta X =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ta Y =</text:p>
          </table:table-cell>
          <table:table-cell office:value-type="float" office:value="0.15" calcext:value-type="float">
            <text:p>0,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09:42:40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8M3S</meta:editing-duration>
    <meta:editing-cycles>13</meta:editing-cycles>
    <meta:generator>LibreOffice/5.3.7.2$Windows_X86_64 LibreOffice_project/6b8ed514a9f8b44d37a1b96673cbbdd077e24059</meta:generator>
    <dc:date>2018-03-23T10:42:21.577000000</dc:date>
    <meta:document-statistic meta:table-count="11" meta:cell-count="465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42cm" svg:y="4.201cm" style:legend-expansion="high" chart:style-name="ch2"/>
        <chart:plot-area chart:style-name="ch3" table:cell-range-address="'026'.A17:'026'.A25" chart:data-source-has-labels="row" svg:x="0.32cm" svg:y="0.18cm" svg:width="14.102cm" svg:height="8.64cm">
          <chartooo:coordinate-region svg:x="1.232cm" svg:y="0.379cm" svg:width="13.0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6'.A18:'026'.A25" chart:label-cell-address="'026'.A17:'026'.A17" chart:class="chart:scatte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i :</text:p>
                <draw:g>
                  <svg:desc>'026'.A17:'026'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6">
                <text:p>4.56</text:p>
                <draw:g>
                  <svg:desc>'026'.A18:'026'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8">
                <text:p>4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7cm" svg:y="4.201cm" style:legend-expansion="high" chart:style-name="ch2"/>
        <chart:plot-area chart:style-name="ch3" table:cell-range-address="'086'.B2:'086'.C10 '086'.C1:'086'.C1" chart:data-source-has-labels="row" svg:x="0.32cm" svg:y="0.18cm" svg:width="14.367cm" svg:height="8.64cm">
          <chartooo:coordinate-region svg:x="1.047cm" svg:y="0.379cm" svg:width="13.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86'.C2:'086'.C10" chart:label-cell-address="'086'.C1:'086'.C1" chart:class="chart:scatter">
            <chart:domain table:cell-range-address="'086'.B2:'086'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B</text:p>
                <draw:g>
                  <svg:desc>'086'.C1:'086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086'.B2:'086'.B10</svg:desc>
                </draw:g>
              </table:table-cell>
              <table:table-cell office:value-type="float" office:value="0.84">
                <text:p>0.84</text:p>
                <draw:g>
                  <svg:desc>'086'.C2:'086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">
                <text:p>3.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">
                <text:p>4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">
                <text:p>4.3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55cm" svg:y="4.203cm" style:legend-expansion="high" chart:style-name="ch2"/>
        <chart:plot-area chart:style-name="ch3" table:cell-range-address="'008'.B2:'008'.C9" svg:x="0.319cm" svg:y="0.18cm" svg:width="13.017cm" svg:height="8.645cm">
          <chartooo:coordinate-region svg:x="1.046cm" svg:y="0.379cm" svg:width="12.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08'.C2:'008'.C9" chart:class="chart:scatter">
            <chart:domain table:cell-range-address="'008'.B2:'008'.B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008'.B2:'008'.B9</svg:desc>
                </draw:g>
              </table:table-cell>
              <table:table-cell office:value-type="float" office:value="0.84">
                <text:p>0.84</text:p>
                <draw:g>
                  <svg:desc>'008'.C2:'008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">
                <text:p>4.3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lower-limit="0.2" chart:error-upper-limit="0.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0.15" chart:error-upper-limit="0.1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3.954cm" style:legend-expansion="high" chart:style-name="ch2"/>
        <chart:plot-area chart:style-name="ch3" table:cell-range-address="'007'.B2:'007'.C11" chart:data-source-has-labels="row" svg:x="0.319cm" svg:y="0.18cm" svg:width="12.323cm" svg:height="8.645cm">
          <chartooo:coordinate-region svg:x="1.046cm" svg:y="0.379cm" svg:width="11.3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07'.C3:'007'.C11" chart:label-cell-address="'007'.C2:'007'.C2" chart:class="chart:scatter">
            <chart:domain table:cell-range-address="'007'.B3:'007'.B11"/>
            <chart:regression-curve chart:style-name="ch7">
              <chart:equation chart:display-equation="true" chart:display-r-square="true" svg:x="12.533cm" svg:y="0.322cm"/>
            </chart:regression-curve>
            <chart:error-indicator chart:style-name="ch8" chart:dimension="x"/>
            <chart:error-indicator chart:style-name="ch9" chart:dimension="y"/>
            <chart:data-point chart:repeated="2"/>
            <chart:data-point chart:style-name="ch10"/>
            <chart:data-point/>
            <chart:data-point chart:style-name="ch10" chart:repeated="2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y</text:p>
                <draw:g>
                  <svg:desc>'007'.C2:'007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007'.B3:'007'.B11</svg:desc>
                </draw:g>
              </table:table-cell>
              <table:table-cell office:value-type="float" office:value="0.84">
                <text:p>0.84</text:p>
                <draw:g>
                  <svg:desc>'007'.C3:'007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">
                <text:p>4.3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